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Heading_20_2">
      <style:paragraph-properties fo:break-before="page"/>
    </style:style>
    <style:style style:name="P4"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5" style:family="paragraph" style:parent-style-name="Preformatted_20_Text">
      <style:paragraph-properties fo:margin-left="0in" fo:margin-right="0in" fo:margin-top="0in" fo:margin-bottom="0.1965in" style:contextual-spacing="false" fo:text-indent="0in" style:auto-text-indent="false" fo:padding-left="0.0193in" fo:padding-right="0in" fo:padding-top="0.0193in" fo:padding-bottom="0.0193in" fo:border-left="0.06pt solid #b1b1b1" fo:border-right="none" fo:border-top="0.06pt solid #b1b1b1" fo:border-bottom="0.06pt solid #b1b1b1"/>
    </style:style>
    <style:style style:name="P6" style:family="paragraph" style:parent-style-name="Preformatted_20_Text">
      <style:paragraph-properties fo:margin-left="0in" fo:margin-right="0in" fo:text-indent="0in" style:auto-text-indent="false" fo:padding="0in" fo:border="none"/>
    </style:style>
    <style:style style:name="P7" style:family="paragraph" style:parent-style-name="Preformatted_20_Text">
      <style:paragraph-properties fo:margin-left="0in" fo:margin-right="0in" fo:text-indent="0in" style:auto-text-indent="false" fo:padding-left="0.0193in" fo:padding-right="0in" fo:padding-top="0.0193in" fo:padding-bottom="0.0193in" fo:border-left="0.06pt solid #b1b1b1" fo:border-right="none" fo:border-top="0.06pt solid #b1b1b1" fo:border-bottom="0.06pt solid #b1b1b1"/>
    </style:style>
    <style:style style:name="P8" style:family="paragraph" style:parent-style-name="Preformatted_20_Text">
      <style:text-properties fo:font-weight="normal" officeooo:rsid="0000d45f" officeooo:paragraph-rsid="0000d45f" style:font-weight-asian="normal" style:font-weight-complex="normal"/>
    </style:style>
    <style:style style:name="P9" style:family="paragraph" style:parent-style-name="Preformatted_20_Text">
      <style:text-properties fo:font-weight="normal" officeooo:rsid="0005f408" officeooo:paragraph-rsid="0005f408" style:font-weight-asian="normal" style:font-weight-complex="normal"/>
    </style:style>
    <style:style style:name="P10" style:family="paragraph" style:parent-style-name="Preformatted_20_Text">
      <style:text-properties fo:font-weight="normal" officeooo:rsid="000a93f0" officeooo:paragraph-rsid="000a93f0" style:font-weight-asian="normal" style:font-weight-complex="normal"/>
    </style:style>
    <style:style style:name="P11" style:family="paragraph" style:parent-style-name="Preformatted_20_Text">
      <style:text-properties fo:font-weight="normal" officeooo:rsid="00148053" officeooo:paragraph-rsid="00148053" style:font-weight-asian="normal" style:font-weight-complex="normal"/>
    </style:style>
    <style:style style:name="P12" style:family="paragraph" style:parent-style-name="Preformatted_20_Text">
      <style:text-properties officeooo:paragraph-rsid="0004d3ec"/>
    </style:style>
    <style:style style:name="P13" style:family="paragraph" style:parent-style-name="Preformatted_20_Text">
      <style:text-properties fo:font-weight="bold" officeooo:rsid="000bee36" officeooo:paragraph-rsid="000bee36" style:font-weight-asian="bold" style:font-weight-complex="bold"/>
    </style:style>
    <style:style style:name="P14" style:family="paragraph" style:parent-style-name="Preformatted_20_Text">
      <style:paragraph-properties fo:margin-left="0in" fo:margin-right="0in" fo:margin-top="0in" fo:margin-bottom="0.0972in" style:contextual-spacing="false" fo:text-indent="0in" style:auto-text-indent="false"/>
      <style:text-properties fo:font-weight="bold" officeooo:rsid="000d2e13" officeooo:paragraph-rsid="000d2e13" style:font-weight-asian="bold" style:font-weight-complex="bold"/>
    </style:style>
    <style:style style:name="P15" style:family="paragraph" style:parent-style-name="Preformatted_20_Text">
      <style:paragraph-properties fo:margin-left="0in" fo:margin-right="0in" fo:margin-top="0in" fo:margin-bottom="0.0972in" style:contextual-spacing="false" fo:text-indent="0in" style:auto-text-indent="false"/>
      <style:text-properties fo:font-weight="bold" officeooo:rsid="0013e641" officeooo:paragraph-rsid="0013e641" style:font-weight-asian="bold" style:font-weight-complex="bold"/>
    </style:style>
    <style:style style:name="P16" style:family="paragraph" style:parent-style-name="Preformatted_20_Text">
      <style:text-properties officeooo:paragraph-rsid="000a93f0"/>
    </style:style>
    <style:style style:name="P17" style:family="paragraph" style:parent-style-name="Preformatted_20_Text" style:list-style-name="L6">
      <style:paragraph-properties fo:margin-left="0in" fo:margin-right="0in" fo:margin-top="0in" fo:margin-bottom="0.0972in" style:contextual-spacing="false" fo:text-indent="0in" style:auto-text-indent="false" fo:padding-left="0.0193in" fo:padding-right="0in" fo:padding-top="0.0193in" fo:padding-bottom="0.0193in" fo:border-left="0.06pt solid #b1b1b1" fo:border-right="none" fo:border-top="0.06pt solid #b1b1b1" fo:border-bottom="0.06pt solid #b1b1b1"/>
    </style:style>
    <style:style style:name="P18" style:family="paragraph" style:parent-style-name="Preformatted_20_Text">
      <style:text-properties officeooo:paragraph-rsid="00159ce5"/>
    </style:style>
    <style:style style:name="P19" style:family="paragraph" style:parent-style-name="Preformatted_20_Text">
      <style:text-properties officeooo:paragraph-rsid="00175dd6"/>
    </style:style>
    <style:style style:name="P20" style:family="paragraph" style:parent-style-name="Standard">
      <style:text-properties fo:font-weight="bold" officeooo:rsid="0000d45f" officeooo:paragraph-rsid="0000d45f" style:font-weight-asian="bold" style:font-weight-complex="bold"/>
    </style:style>
    <style:style style:name="P21" style:family="paragraph" style:parent-style-name="Standard">
      <style:text-properties fo:font-weight="bold" officeooo:rsid="0001795e" officeooo:paragraph-rsid="0001795e" style:font-weight-asian="bold" style:font-weight-complex="bold"/>
    </style:style>
    <style:style style:name="P22" style:family="paragraph" style:parent-style-name="Standard">
      <style:text-properties fo:font-weight="bold" officeooo:rsid="000a93f0" officeooo:paragraph-rsid="000a93f0" style:font-weight-asian="bold" style:font-weight-complex="bold"/>
    </style:style>
    <style:style style:name="P23" style:family="paragraph" style:parent-style-name="Standard">
      <style:text-properties fo:font-weight="bold" officeooo:rsid="000a93f0" officeooo:paragraph-rsid="000e5816" style:font-weight-asian="bold" style:font-weight-complex="bold"/>
    </style:style>
    <style:style style:name="P24" style:family="paragraph" style:parent-style-name="Standard">
      <style:text-properties fo:font-weight="bold" officeooo:rsid="000bee36" officeooo:paragraph-rsid="000bee36" style:font-weight-asian="bold" style:font-weight-complex="bold"/>
    </style:style>
    <style:style style:name="P25" style:family="paragraph" style:parent-style-name="Standard">
      <style:text-properties fo:font-weight="bold" officeooo:rsid="000e5816" officeooo:paragraph-rsid="000e5816" style:font-weight-asian="bold" style:font-weight-complex="bold"/>
    </style:style>
    <style:style style:name="P26" style:family="paragraph" style:parent-style-name="Standard">
      <style:text-properties fo:font-weight="normal" officeooo:rsid="0000d45f" officeooo:paragraph-rsid="0000d45f" style:font-weight-asian="normal" style:font-weight-complex="normal"/>
    </style:style>
    <style:style style:name="P27" style:family="paragraph" style:parent-style-name="Standard">
      <style:text-properties fo:font-weight="normal" officeooo:rsid="0004d3ec" officeooo:paragraph-rsid="0004d3ec" style:font-weight-asian="normal" style:font-weight-complex="normal"/>
    </style:style>
    <style:style style:name="P28" style:family="paragraph" style:parent-style-name="Standard">
      <style:text-properties fo:font-weight="normal" officeooo:rsid="0004ec51" officeooo:paragraph-rsid="0004ec51" style:font-weight-asian="normal" style:font-weight-complex="normal"/>
    </style:style>
    <style:style style:name="P29" style:family="paragraph" style:parent-style-name="Standard">
      <style:text-properties fo:font-weight="normal" officeooo:rsid="0005f408" officeooo:paragraph-rsid="0005f408" style:font-weight-asian="normal" style:font-weight-complex="normal"/>
    </style:style>
    <style:style style:name="P30" style:family="paragraph" style:parent-style-name="Standard">
      <style:text-properties fo:font-weight="normal" officeooo:rsid="000682d3" officeooo:paragraph-rsid="000682d3" style:font-weight-asian="normal" style:font-weight-complex="normal"/>
    </style:style>
    <style:style style:name="P31" style:family="paragraph" style:parent-style-name="Standard">
      <style:paragraph-properties fo:break-before="page"/>
      <style:text-properties fo:font-weight="normal" officeooo:rsid="000682d3" officeooo:paragraph-rsid="000682d3" style:font-weight-asian="normal" style:font-weight-complex="normal"/>
    </style:style>
    <style:style style:name="P32" style:family="paragraph" style:parent-style-name="Standard">
      <style:text-properties fo:font-weight="normal" officeooo:rsid="000a93f0" officeooo:paragraph-rsid="000a93f0" style:font-weight-asian="normal" style:font-weight-complex="normal"/>
    </style:style>
    <style:style style:name="P33" style:family="paragraph" style:parent-style-name="Standard">
      <style:text-properties fo:font-weight="normal" officeooo:rsid="00148053" officeooo:paragraph-rsid="00148053" style:font-weight-asian="normal" style:font-weight-complex="normal"/>
    </style:style>
    <style:style style:name="P34" style:family="paragraph" style:parent-style-name="Text_20_body">
      <style:paragraph-properties fo:margin-left="0in" fo:margin-right="0in" fo:margin-top="0in" fo:margin-bottom="0.0972in" style:contextual-spacing="false" fo:text-indent="0in" style:auto-text-indent="false"/>
    </style:style>
    <style:style style:name="P35" style:family="paragraph" style:parent-style-name="Text_20_body">
      <style:paragraph-properties fo:margin-left="0in" fo:margin-right="0in" fo:text-indent="0in" style:auto-text-indent="false"/>
    </style:style>
    <style:style style:name="P36" style:family="paragraph" style:parent-style-name="Text_20_body">
      <style:text-properties fo:font-weight="normal" officeooo:rsid="0020e924" officeooo:paragraph-rsid="0020e924" style:font-weight-asian="normal" style:font-weight-complex="normal"/>
    </style:style>
    <style:style style:name="P37" style:family="paragraph" style:parent-style-name="Text_20_body">
      <style:paragraph-properties fo:margin-left="0in" fo:margin-right="0in" fo:margin-top="0in" fo:margin-bottom="0in" style:contextual-spacing="false" fo:text-indent="0in" style:auto-text-indent="false"/>
      <style:text-properties loext:padding="0in" loext:border="none"/>
    </style:style>
    <style:style style:name="P38" style:family="paragraph" style:parent-style-name="Text_20_body">
      <style:paragraph-properties fo:margin-left="0in" fo:margin-right="0in" fo:margin-top="0in" fo:margin-bottom="0.0972in" style:contextual-spacing="false" fo:text-indent="0in" style:auto-text-indent="false"/>
      <style:text-properties fo:font-weight="bold" officeooo:rsid="000d2e13" officeooo:paragraph-rsid="000d2e13" style:font-weight-asian="bold" style:font-weight-complex="bold"/>
    </style:style>
    <style:style style:name="P39" style:family="paragraph" style:parent-style-name="Text_20_body">
      <style:paragraph-properties fo:margin-left="0in" fo:margin-right="0in" fo:margin-top="0in" fo:margin-bottom="0.0972in" style:contextual-spacing="false" fo:text-indent="0in" style:auto-text-indent="false"/>
      <style:text-properties fo:font-weight="bold" officeooo:rsid="000d6328" officeooo:paragraph-rsid="000d6328" style:font-weight-asian="bold" style:font-weight-complex="bold"/>
    </style:style>
    <style:style style:name="P40" style:family="paragraph" style:parent-style-name="Text_20_body">
      <style:paragraph-properties fo:margin-left="0in" fo:margin-right="0in" fo:margin-top="0in" fo:margin-bottom="0.0972in" style:contextual-spacing="false" fo:text-indent="0in" style:auto-text-indent="false"/>
      <style:text-properties fo:font-weight="bold" officeooo:rsid="001102f2" officeooo:paragraph-rsid="001102f2" style:font-weight-asian="bold" style:font-weight-complex="bold"/>
    </style:style>
    <style:style style:name="P41" style:family="paragraph" style:parent-style-name="Text_20_body">
      <style:paragraph-properties fo:margin-left="0in" fo:margin-right="0in" fo:margin-top="0in" fo:margin-bottom="0.0972in" style:contextual-spacing="false" fo:text-indent="0in" style:auto-text-indent="false"/>
      <style:text-properties fo:font-weight="bold" officeooo:rsid="00124b97" officeooo:paragraph-rsid="00124b97" style:font-weight-asian="bold" style:font-weight-complex="bold"/>
    </style:style>
    <style:style style:name="P42" style:family="paragraph" style:parent-style-name="Text_20_body">
      <style:paragraph-properties fo:margin-left="0in" fo:margin-right="0in" fo:margin-top="0in" fo:margin-bottom="0.0972in" style:contextual-spacing="false" fo:text-indent="0in" style:auto-text-indent="false"/>
      <style:text-properties fo:font-weight="bold" officeooo:rsid="0013e641" officeooo:paragraph-rsid="0013e641" style:font-weight-asian="bold" style:font-weight-complex="bold"/>
    </style:style>
    <style:style style:name="P43" style:family="paragraph" style:parent-style-name="Text_20_body">
      <style:text-properties fo:font-weight="bold" officeooo:rsid="001f242d" officeooo:paragraph-rsid="001f242d" style:font-weight-asian="bold" style:font-weight-complex="bold"/>
    </style:style>
    <style:style style:name="P44" style:family="paragraph" style:parent-style-name="Text_20_body">
      <style:paragraph-properties fo:margin-left="0in" fo:margin-right="0in" fo:margin-top="0in" fo:margin-bottom="0.0972in" style:contextual-spacing="false" fo:text-indent="0in" style:auto-text-indent="false"/>
      <style:text-properties officeooo:rsid="000bee36" officeooo:paragraph-rsid="000bee36"/>
    </style:style>
    <style:style style:name="P45" style:family="paragraph" style:parent-style-name="Text_20_body">
      <style:text-properties officeooo:rsid="0013e641" officeooo:paragraph-rsid="0013e641"/>
    </style:style>
    <style:style style:name="P46" style:family="paragraph" style:parent-style-name="Text_20_body">
      <style:paragraph-properties fo:margin-left="0.4925in" fo:text-indent="0in" style:auto-text-indent="false"/>
      <style:text-properties fo:font-size="10pt" fo:font-style="italic" style:font-size-asian="10pt" style:font-style-asian="italic" style:font-size-complex="10pt" style:font-style-complex="italic"/>
    </style:style>
    <style:style style:name="P47" style:family="paragraph" style:parent-style-name="Text_20_body">
      <style:paragraph-properties fo:margin-left="0in" fo:margin-right="0in" fo:margin-top="0in" fo:margin-bottom="0in" style:contextual-spacing="false" fo:text-indent="0in" style:auto-text-indent="false"/>
      <style:text-properties officeooo:rsid="0018cb1b" officeooo:paragraph-rsid="0018cb1b" loext:padding="0in" loext:border="none"/>
    </style:style>
    <style:style style:name="P48" style:family="paragraph" style:parent-style-name="Text_20_body">
      <style:paragraph-properties fo:margin-left="0in" fo:margin-right="0in" fo:margin-top="0in" fo:margin-bottom="0.0972in" style:contextual-spacing="false" fo:text-indent="0in" style:auto-text-indent="false"/>
      <style:text-properties officeooo:rsid="001ba171" officeooo:paragraph-rsid="001ba171"/>
    </style:style>
    <style:style style:name="P49" style:family="paragraph" style:parent-style-name="Text_20_body">
      <style:text-properties officeooo:rsid="001f242d" officeooo:paragraph-rsid="001f242d"/>
    </style:style>
    <style:style style:name="T1" style:family="text">
      <style:text-properties fo:font-weight="bold" style:font-weight-asian="bold" style:font-weight-complex="bold"/>
    </style:style>
    <style:style style:name="T2" style:family="text">
      <style:text-properties fo:font-weight="bold" officeooo:rsid="00054dbe" style:font-weight-asian="bold" style:font-weight-complex="bold"/>
    </style:style>
    <style:style style:name="T3" style:family="text">
      <style:text-properties fo:font-weight="bold" style:font-weight-asian="bold" style:font-weight-complex="bold" loext:padding="0in" loext:border="none"/>
    </style:style>
    <style:style style:name="T4" style:family="text">
      <style:text-properties fo:font-weight="bold" officeooo:rsid="00148053" style:font-weight-asian="bold" style:font-weight-complex="bold" loext:padding="0in" loext:border="none"/>
    </style:style>
    <style:style style:name="T5" style:family="text">
      <style:text-properties fo:font-weight="bold" officeooo:rsid="001adb42" style:font-weight-asian="bold" style:font-weight-complex="bold"/>
    </style:style>
    <style:style style:name="T6" style:family="text">
      <style:text-properties fo:font-weight="bold" officeooo:rsid="001d8d68" style:font-weight-asian="bold" style:font-weight-complex="bold"/>
    </style:style>
    <style:style style:name="T7" style:family="text">
      <style:text-properties fo:font-weight="bold" fo:background-color="#ffffff" loext:char-shading-value="0" style:font-weight-asian="bold" style:font-weight-complex="bold" loext:padding="0in" loext:border="none"/>
    </style:style>
    <style:style style:name="T8" style:family="text">
      <style:text-properties fo:font-weight="bold" officeooo:rsid="000a93f0" fo:background-color="#ffffff" loext:char-shading-value="0" style:font-weight-asian="bold" style:font-weight-complex="bold"/>
    </style:style>
    <style:style style:name="T9" style:family="text">
      <style:text-properties fo:font-weight="bold" officeooo:rsid="000a93f0" fo:background-color="#ffffff" loext:char-shading-value="0" style:font-weight-asian="bold" style:font-weight-complex="bold" loext:padding="0in" loext:border="none"/>
    </style:style>
    <style:style style:name="T10" style:family="text">
      <style:text-properties fo:color="#dd4a68" loext:opacity="100%" fo:background-color="#f3f9fa" loext:char-shading-value="0" loext:padding="0in" loext:border="none"/>
    </style:style>
    <style:style style:name="T11" style:family="text">
      <style:text-properties fo:color="#dd4a68" loext:opacity="100%" fo:font-weight="bold" style:font-weight-asian="bold" style:font-weight-complex="bold" loext:padding="0in" loext:border="none"/>
    </style:style>
    <style:style style:name="T12" style:family="text">
      <style:text-properties fo:color="#ee9900" loext:opacity="100%" fo:background-color="#f3f9fa" loext:char-shading-value="0" loext:padding="0in" loext:border="none"/>
    </style:style>
    <style:style style:name="T13" style:family="text">
      <style:text-properties fo:color="#ee9900" loext:opacity="100%" fo:font-weight="bold" style:font-weight-asian="bold" style:font-weight-complex="bold" loext:padding="0in" loext:border="none"/>
    </style:style>
    <style:style style:name="T14" style:family="text">
      <style:text-properties fo:background-color="#f3f9fa" loext:char-shading-value="0" loext:padding="0in" loext:border="none"/>
    </style:style>
    <style:style style:name="T15" style:family="text">
      <style:text-properties fo:background-color="#ffffff" loext:char-shading-value="0" loext:padding="0in" loext:border="none"/>
    </style:style>
    <style:style style:name="T16" style:family="text">
      <style:text-properties fo:font-weight="normal" style:font-weight-asian="normal" style:font-weight-complex="normal"/>
    </style:style>
    <style:style style:name="T17" style:family="text">
      <style:text-properties fo:font-weight="normal" officeooo:rsid="000d2e13" style:font-weight-asian="normal" style:font-weight-complex="normal"/>
    </style:style>
    <style:style style:name="T18" style:family="text">
      <style:text-properties fo:font-weight="normal" officeooo:rsid="000e5816" style:font-weight-asian="normal" style:font-weight-complex="normal"/>
    </style:style>
    <style:style style:name="T19" style:family="text">
      <style:text-properties fo:font-weight="normal" style:font-weight-asian="normal" style:font-weight-complex="normal" loext:padding="0in" loext:border="none"/>
    </style:style>
    <style:style style:name="T20" style:family="text">
      <style:text-properties fo:font-weight="normal" officeooo:rsid="0013e641" style:font-weight-asian="normal" style:font-weight-complex="normal"/>
    </style:style>
    <style:style style:name="T21" style:family="text">
      <style:text-properties fo:font-weight="normal" officeooo:rsid="0019bbff" style:font-weight-asian="normal" style:font-weight-complex="normal"/>
    </style:style>
    <style:style style:name="T22" style:family="text">
      <style:text-properties fo:font-weight="normal" officeooo:rsid="001adb42" style:font-weight-asian="normal" style:font-weight-complex="normal"/>
    </style:style>
    <style:style style:name="T23" style:family="text">
      <style:text-properties fo:font-weight="normal" officeooo:rsid="001d8d68" style:font-weight-asian="normal" style:font-weight-complex="normal"/>
    </style:style>
    <style:style style:name="T24" style:family="text">
      <style:text-properties fo:font-weight="normal" officeooo:rsid="001f8104" style:font-weight-asian="normal" style:font-weight-complex="normal"/>
    </style:style>
    <style:style style:name="T25" style:family="text">
      <style:text-properties fo:font-weight="normal" officeooo:rsid="001f88b3" style:font-weight-asian="normal" style:font-weight-complex="normal"/>
    </style:style>
    <style:style style:name="T26" style:family="text">
      <style:text-properties fo:font-weight="normal" officeooo:rsid="0004d3ec" fo:background-color="#ffffff" loext:char-shading-value="0" style:font-weight-asian="normal" style:font-weight-complex="normal" loext:padding="0in" loext:border="none"/>
    </style:style>
    <style:style style:name="T27" style:family="text">
      <style:text-properties fo:font-weight="normal" fo:background-color="#ffffff" loext:char-shading-value="0" style:font-weight-asian="normal" style:font-weight-complex="normal" loext:padding="0in" loext:border="none"/>
    </style:style>
    <style:style style:name="T28" style:family="text">
      <style:text-properties officeooo:rsid="0003281b"/>
    </style:style>
    <style:style style:name="T29" style:family="text">
      <style:text-properties officeooo:rsid="0004d3ec"/>
    </style:style>
    <style:style style:name="T30" style:family="text">
      <style:text-properties fo:color="#0086b3" loext:opacity="100%" fo:background-color="#ffffff" loext:char-shading-value="0" loext:padding="0in" loext:border="none"/>
    </style:style>
    <style:style style:name="T31" style:family="text">
      <style:text-properties fo:color="#0086b3" loext:opacity="100%" fo:font-weight="normal" officeooo:rsid="0004d3ec" fo:background-color="#ffffff" loext:char-shading-value="0" style:font-weight-asian="normal" style:font-weight-complex="normal" loext:padding="0in" loext:border="none"/>
    </style:style>
    <style:style style:name="T32" style:family="text">
      <style:text-properties fo:color="#0086b3" loext:opacity="100%" fo:font-weight="bold" officeooo:rsid="000a93f0" fo:background-color="#ffffff" loext:char-shading-value="0" style:font-weight-asian="bold" style:font-weight-complex="bold"/>
    </style:style>
    <style:style style:name="T33" style:family="text">
      <style:text-properties fo:color="#0086b3" loext:opacity="100%" fo:font-weight="bold" officeooo:rsid="000a93f0" fo:background-color="#ffffff" loext:char-shading-value="0" style:font-weight-asian="bold" style:font-weight-complex="bold" loext:padding="0in" loext:border="none"/>
    </style:style>
    <style:style style:name="T34" style:family="text">
      <style:text-properties fo:color="#0086b3" loext:opacity="100%" fo:font-weight="bold" style:font-weight-asian="bold" style:font-weight-complex="bold" loext:padding="0in" loext:border="none"/>
    </style:style>
    <style:style style:name="T35" style:family="text">
      <style:text-properties fo:color="#008080" loext:opacity="100%" fo:background-color="#ffffff" loext:char-shading-value="0" loext:padding="0in" loext:border="none"/>
    </style:style>
    <style:style style:name="T36" style:family="text">
      <style:text-properties fo:color="#008080" loext:opacity="100%" fo:font-weight="normal" officeooo:rsid="0004d3ec" fo:background-color="#ffffff" loext:char-shading-value="0" style:font-weight-asian="normal" style:font-weight-complex="normal" loext:padding="0in" loext:border="none"/>
    </style:style>
    <style:style style:name="T37" style:family="text">
      <style:text-properties fo:color="#008080" loext:opacity="100%" fo:font-weight="normal" fo:background-color="#ffffff" loext:char-shading-value="0" style:font-weight-asian="normal" style:font-weight-complex="normal" loext:padding="0in" loext:border="none"/>
    </style:style>
    <style:style style:name="T38" style:family="text">
      <style:text-properties fo:color="#008080" loext:opacity="100%" fo:font-weight="bold" style:font-weight-asian="bold" style:font-weight-complex="bold" loext:padding="0in" loext:border="none"/>
    </style:style>
    <style:style style:name="T39" style:family="text">
      <style:text-properties fo:color="#dd1144" loext:opacity="100%" fo:background-color="#ffffff" loext:char-shading-value="0" loext:padding="0in" loext:border="none"/>
    </style:style>
    <style:style style:name="T40" style:family="text">
      <style:text-properties fo:color="#dd1144" loext:opacity="100%" fo:font-weight="normal" officeooo:rsid="0004d3ec" fo:background-color="#ffffff" loext:char-shading-value="0" style:font-weight-asian="normal" style:font-weight-complex="normal" loext:padding="0in" loext:border="none"/>
    </style:style>
    <style:style style:name="T41" style:family="text">
      <style:text-properties fo:color="#dd1144" loext:opacity="100%" fo:font-weight="normal" fo:background-color="#ffffff" loext:char-shading-value="0" style:font-weight-asian="normal" style:font-weight-complex="normal" loext:padding="0in" loext:border="none"/>
    </style:style>
    <style:style style:name="T42" style:family="text">
      <style:text-properties fo:background-color="#ffffff" loext:char-shading-value="0" loext:padding="0in" loext:border="none"/>
    </style:style>
    <style:style style:name="T43" style:family="text">
      <style:text-properties officeooo:rsid="00054dbe"/>
    </style:style>
    <style:style style:name="T44" style:family="text">
      <style:text-properties officeooo:rsid="000801a1"/>
    </style:style>
    <style:style style:name="T45" style:family="text">
      <style:text-properties officeooo:rsid="000c2805"/>
    </style:style>
    <style:style style:name="T46" style:family="text">
      <style:text-properties fo:color="#990055" loext:opacity="100%" fo:font-weight="bold" style:font-weight-asian="bold" style:font-weight-complex="bold" loext:padding="0in" loext:border="none"/>
    </style:style>
    <style:style style:name="T47" style:family="text">
      <style:text-properties officeooo:rsid="0019bbff"/>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686007088"/>Kubevirt Guided “Getting Started” Tutorial:<text:bookmark-end text:name="__RefHeading___Toc97_686007088"/></text:h>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97_686007088" text:style-name="Index_20_Link" text:visited-style-name="Index_20_Link">Kubevirt Guided “Getting Started” Tutorial:<text:tab/>1</text:a></text:p>
          <text:p text:style-name="P2"><text:a xlink:type="simple" xlink:href="#__RefHeading___Toc99_686007088" text:style-name="Index_20_Link" text:visited-style-name="Index_20_Link">My Server/Setup Information:<text:tab/>1</text:a></text:p>
          <text:p text:style-name="P2"><text:a xlink:type="simple" xlink:href="#__RefHeading___Toc101_686007088" text:style-name="Index_20_Link" text:visited-style-name="Index_20_Link">Minikube Getting Started:<text:tab/>2</text:a></text:p>
          <text:p text:style-name="P2"><text:a xlink:type="simple" xlink:href="#__RefHeading___Toc103_686007088" text:style-name="Index_20_Link" text:visited-style-name="Index_20_Link">Installing KubeVirt<text:tab/>3</text:a></text:p>
          <text:p text:style-name="P2"><text:a xlink:type="simple" xlink:href="#__RefHeading___Toc105_686007088" text:style-name="Index_20_Link" text:visited-style-name="Index_20_Link">Install Virtctl:<text:tab/>4</text:a></text:p>
        </text:index-body>
      </text:table-of-content>
      <text:p text:style-name="Text_20_body"/>
      <text:p text:style-name="P20"/>
      <text:h text:style-name="Heading_20_2" text:outline-level="2"><text:bookmark-start text:name="__RefHeading___Toc99_686007088"/>My Server/Setup Information:<text:bookmark-end text:name="__RefHeading___Toc99_686007088"/></text:h>
      <text:p text:style-name="P25"/>
      <text:p text:style-name="P26"><text:span text:style-name="T1">Server:</text:span> I’m using Fedora 39 as a VM Lab right now. It has 8 Zen2 Cores (16 threads), 32gb of RAM allocated to it, and 100gb of NVME storage (gen4, running at max gen3 speeds). For my own purposes I also have an Lxqt desktop installed, but that will not be relevant to this tutorial.</text:p>
      <text:p text:style-name="P26"/>
      <text:p text:style-name="P21">IDE: <text:span text:style-name="T16">VS Codium</text:span></text:p>
      <text:p text:style-name="P26"/>
      <text:p text:style-name="P20">The Tutorial:</text:p>
      <text:p text:style-name="P20"><text:a xlink:type="simple" xlink:href="https://kubevirt.io/quickstart_minikube/" text:style-name="Internet_20_link" text:visited-style-name="Visited_20_Internet_20_Link">https://kubevirt.io/quickstart_minikube/</text:a></text:p>
      <text:p text:style-name="P20"/>
      <text:p text:style-name="P20"/>
      <text:h text:style-name="P3" text:outline-level="2"><text:bookmark-start text:name="__RefHeading___Toc101_686007088"/>Minikube Getting Started:<text:bookmark-end text:name="__RefHeading___Toc101_686007088"/></text:h>
      <text:p text:style-name="P26"/>
      <text:p text:style-name="P8"><text:span text:style-name="Source_20_Text"><text:span text:style-name="T10">curl</text:span></text:span><text:span text:style-name="Source_20_Text"><text:span text:style-name="T14"> </text:span></text:span><text:span text:style-name="Source_20_Text"><text:span text:style-name="T12">-LO</text:span></text:span><text:span text:style-name="Source_20_Text"><text:span text:style-name="T14"> https://storage.googleapis.com/minikube/releases/latest/minikube-linux-amd64</text:span></text:span></text:p>
      <text:p text:style-name="P4"><text:span text:style-name="Source_20_Text"><text:span text:style-name="T10">sudo</text:span></text:span><text:span text:style-name="Source_20_Text"><text:span text:style-name="T14"> </text:span></text:span><text:span text:style-name="Source_20_Text"><text:span text:style-name="T10">install</text:span></text:span><text:span text:style-name="Source_20_Text"><text:span text:style-name="T14"> minikube-linux-amd64 /usr/local/bin/minikube </text:span></text:span><text:span text:style-name="Source_20_Text"><text:span text:style-name="T15">&amp;&amp;</text:span></text:span><text:span text:style-name="Source_20_Text"><text:span text:style-name="T14"> </text:span></text:span><text:span text:style-name="Source_20_Text"><text:span text:style-name="T10">rm</text:span></text:span><text:span text:style-name="Source_20_Text"><text:span text:style-name="T14"> minikube-linux-amd64</text:span></text:span></text:p>
      <text:p text:style-name="P26">After that, you should be able to run “minikube”.. <text:span text:style-name="T28">okay it works.. </text:span><text:span text:style-name="T29">moving on.</text:span></text:p>
      <text:p text:style-name="P26"/>
      <text:p text:style-name="P27">We could install our own kubectl, and in a real install you’ll want one. But every <text:span text:style-name="T1">minikube </text:span>comes with its own <text:span text:style-name="T1">kubectl </text:span>. Let’s alias it so that our lab only uses that:</text:p>
      <text:p text:style-name="P27"/>
      <text:p text:style-name="P12"><text:bookmark text:name="code0"/><text:span text:style-name="Source_20_Text"><text:span text:style-name="T31">alias </text:span></text:span><text:span text:style-name="Source_20_Text"><text:span text:style-name="T36">kubectl</text:span></text:span><text:span text:style-name="Source_20_Text"><text:span text:style-name="T26">=</text:span></text:span><text:span text:style-name="Source_20_Text"><text:span text:style-name="T40">'minikube kubectl --'</text:span></text:span></text:p>
      <text:p text:style-name="P27"/>
      <text:p text:style-name="P28">They suggest the above. I’m going to run that now and also add it to my .bashrc. <text:span text:style-name="T43">After doing so, run </text:span><text:span text:style-name="T2">kubectl </text:span><text:span text:style-name="T43">once so that your minikube downloads the compatible version for itself.</text:span></text:p>
      <text:p text:style-name="P28"/>
      <text:p text:style-name="P29">Let’s start our minikube:</text:p>
      <text:p text:style-name="P29"/>
      <text:p text:style-name="P33">Combining with:</text:p>
      <text:p text:style-name="P33"><text:a xlink:type="simple" xlink:href="https://minikube.sigs.k8s.io/docs/handbook/addons/kubevirt/" text:style-name="Internet_20_link" text:visited-style-name="Visited_20_Internet_20_Link">https://minikube.sigs.k8s.io/docs/handbook/addons/kubevirt/</text:a></text:p>
      <text:p text:style-name="P33"/>
      <text:p text:style-name="P11"><text:span text:style-name="Source_20_Text"><text:span text:style-name="T3">minikube config </text:span></text:span><text:span text:style-name="Source_20_Text"><text:span text:style-name="T13">-p</text:span></text:span><text:span text:style-name="Source_20_Text"><text:span text:style-name="T3"> kubevirt </text:span></text:span><text:span text:style-name="Source_20_Text"><text:span text:style-name="T11">set</text:span></text:span><text:span text:style-name="Source_20_Text"><text:span text:style-name="T3"> memory </text:span></text:span><text:span text:style-name="Source_20_Text"><text:span text:style-name="T46">4096</text:span></text:span></text:p>
      <text:p text:style-name="P6"><text:span text:style-name="Source_20_Text"><text:span text:style-name="T3">minikube config </text:span></text:span><text:span text:style-name="Source_20_Text"><text:span text:style-name="T13">-p</text:span></text:span><text:span text:style-name="Source_20_Text"><text:span text:style-name="T3"> kubevirt </text:span></text:span><text:span text:style-name="Source_20_Text"><text:span text:style-name="T11">set</text:span></text:span><text:span text:style-name="Source_20_Text"><text:span text:style-name="T3"> vm-driver kvm2</text:span></text:span></text:p>
      <text:p text:style-name="P4"><text:span text:style-name="Source_20_Text"><text:span text:style-name="T3">minikube start </text:span></text:span><text:span text:style-name="Source_20_Text"><text:span text:style-name="T13">-p</text:span></text:span><text:span text:style-name="Source_20_Text"><text:span text:style-name="T3"> kubevirt --</text:span></text:span><text:span text:style-name="Source_20_Text"><text:span text:style-name="T4">cni=flannel</text:span></text:span></text:p>
      <text:p text:style-name="P19"><text:span text:style-name="Source_20_Text"><text:span text:style-name="T8">minikube profile kubevirt</text:span></text:span></text:p>
      <text:p text:style-name="P19"><text:span text:style-name="Source_20_Text"><text:span text:style-name="T8"/></text:span></text:p>
      <text:p text:style-name="P19"><text:bookmark text:name="code4 Copy 1 Copy 1 Copy 1"/><text:span text:style-name="Source_20_Text"><text:span text:style-name="T8">minikube addons </text:span></text:span><text:span text:style-name="Source_20_Text"><text:span text:style-name="T32">enable </text:span></text:span><text:span text:style-name="Source_20_Text"><text:span text:style-name="T8">kubevirt</text:span></text:span></text:p>
      <text:p text:style-name="P37"/>
      <text:p text:style-name="P47">The “-p” set up a “profile”. I’m guessing this is something like a venv? Before understanding more, I’m going to switch profiles with the last command above, <text:span text:style-name="T47">otherwise default it will look for a cluster named </text:span><text:span text:style-name="T5">minikube </text:span><text:span text:style-name="T22">by default which won’t be there</text:span><text:span text:style-name="T21">.</text:span></text:p>
      <text:p text:style-name="P37"/>
      <text:p text:style-name="P29">This will take a few minutes to get going.</text:p>
      <text:p text:style-name="P29"/>
      <text:p text:style-name="P9"><text:bookmark text:name="code3"/><text:span text:style-name="Source_20_Text"><text:span text:style-name="T7">minikube start --nodes=2 –cni=flannel </text:span></text:span></text:p>
      <text:p text:style-name="P18"><text:bookmark text:name="code4 Copy 1 Copy 1"/><text:span text:style-name="Source_20_Text"><text:span text:style-name="T9">minikube addons </text:span></text:span><text:span text:style-name="Source_20_Text"><text:span text:style-name="T33">enable </text:span></text:span><text:span text:style-name="Source_20_Text"><text:span text:style-name="T9">kubevirt</text:span></text:span></text:p>
      <text:p text:style-name="P29"/>
      <text:p text:style-name="P30">You can also start minikube with multiple nodes if you want. For simplicity, let’s not do this though… <text:span text:style-name="T44">for now…</text:span></text:p>
      <text:p text:style-name="P30"/>
      <text:p text:style-name="P18"><text:bookmark text:name="code4 Copy 1"/><text:span text:style-name="Source_20_Text"><text:span text:style-name="T9">minikube addons </text:span></text:span><text:span text:style-name="Source_20_Text"><text:span text:style-name="T33">enable </text:span></text:span><text:span text:style-name="Source_20_Text"><text:span text:style-name="T9">kubevirt</text:span></text:span></text:p>
      <text:p text:style-name="P18"><text:span text:style-name="Source_20_Text"><text:span text:style-name="T9"/></text:span></text:p>
      <text:p text:style-name="P18"/>
      <text:p text:style-name="P31"/>
      <text:p text:style-name="P30"/>
      <text:h text:style-name="Heading_20_2" text:outline-level="2"><text:bookmark-start text:name="__RefHeading___Toc103_686007088"/>Installing KubeVirt <text:bookmark-end text:name="__RefHeading___Toc103_686007088"/></text:h>
      <text:p text:style-name="P23"><text:span text:style-name="T16"/></text:p>
      <text:p text:style-name="P23"><text:span text:style-name="T18">T</text:span><text:span text:style-name="T16">he Kubevirt operator manages the lifecycle of all Kubevirt components. If you’re using Minikube there is a very easy way to do this:</text:span></text:p>
      <text:p text:style-name="P22"><text:span text:style-name="T16"/></text:p>
      <text:p text:style-name="P16"><text:bookmark text:name="code4"/><text:span text:style-name="Source_20_Text"><text:span text:style-name="T9">minikube addons </text:span></text:span><text:span text:style-name="Source_20_Text"><text:span text:style-name="T33">enable </text:span></text:span><text:span text:style-name="Source_20_Text"><text:span text:style-name="T9">kubevirt</text:span></text:span></text:p>
      <text:p text:style-name="P22"><text:span text:style-name="T16"/></text:p>
      <text:p text:style-name="P22"><text:span text:style-name="T16">For Minikube the above will work.</text:span></text:p>
      <text:p text:style-name="P22"><text:span text:style-name="T16"/></text:p>
      <text:p text:style-name="P10"><text:bookmark text:name="code5"/><text:span text:style-name="Source_20_Text"><text:span text:style-name="T34">export </text:span></text:span><text:span text:style-name="Source_20_Text"><text:span text:style-name="T38">VERSION</text:span></text:span><text:span text:style-name="Source_20_Text"><text:span text:style-name="T3">=$(curl -s https://storage.googleapis.com/kubevirt-prow/release/kubevirt/kubevirt/stable.txt)</text:span></text:span></text:p>
      <text:p text:style-name="P7"><text:span text:style-name="Source_20_Text"><text:span text:style-name="T34">echo</text:span></text:span><text:span text:style-name="Source_20_Text"><text:span text:style-name="T3"> </text:span></text:span><text:span text:style-name="Source_20_Text"><text:span text:style-name="T38">$VERSION</text:span></text:span></text:p>
      <text:p text:style-name="P5"><text:span text:style-name="Source_20_Text"><text:span text:style-name="T3">kubectl create -f https://github.com/kubevirt/kubevirt/releases/download/${</text:span></text:span><text:span text:style-name="Source_20_Text"><text:span text:style-name="T38">VERSION</text:span></text:span><text:span text:style-name="Source_20_Text"><text:span text:style-name="T3">}/kubevirt-operator.yaml</text:span></text:span></text:p>
      <text:p text:style-name="P32"/>
      <text:p text:style-name="P22"><text:span text:style-name="T16"/></text:p>
      <text:p text:style-name="P22"><text:span text:style-name="T16">For a real kubernetes install, you’ll want to use kubectl and do the all of the above.</text:span></text:p>
      <text:p text:style-name="P22"><text:span text:style-name="T16"/></text:p>
      <text:p text:style-name="P24"><text:span text:style-name="T16">At this point, they suggest making sure that nested virtualization is enabled, especially if you’re running on a VM. I am, and I can run KVM’s in here, but just in case:</text:span></text:p>
      <text:p text:style-name="P24"><text:span text:style-name="T16"/></text:p>
      <text:p text:style-name="P13"><text:bookmark text:name="code6"/><text:span text:style-name="Source_20_Text"><text:span text:style-name="T42">kubectl -n kubevirt patch kubevirt kubevirt --type=merge --patch </text:span></text:span><text:span text:style-name="Source_20_Text"><text:span text:style-name="T39">'{"spec":{"configuration":{"developerConfiguration":{"useEmulation":true}}}}'</text:span></text:span></text:p>
      <text:p text:style-name="P24"><text:span text:style-name="T16"/></text:p>
      <text:p text:style-name="P24"><text:span text:style-name="T16">Run the above.</text:span></text:p>
      <text:p text:style-name="P24"><text:span text:style-name="T16"/></text:p>
      <text:p text:style-name="P24"><text:span text:style-name="T16">Now, let’s check the state:</text:span></text:p>
      <text:p text:style-name="P24"><text:span text:style-name="T16"/></text:p>
      <text:p text:style-name="P24"><text:span text:style-name="T16"/></text:p>
      <text:p text:style-name="P13"><text:bookmark text:name="code9"/><text:span text:style-name="Source_20_Text"><text:span text:style-name="T27">kubectl get all -n kubevirt</text:span></text:span></text:p>
      <text:p text:style-name="P34"/>
      <text:p text:style-name="P44">This should return a <text:span text:style-name="T45">decent number</text:span> of pods and deployments.</text:p>
      <text:p text:style-name="P48">If this doesn’t work, use the <text:span text:style-name="T1">./setup_kubevirt.sh </text:span><text:span text:style-name="T16">script which includes:</text:span></text:p>
      <text:p text:style-name="P48"><text:span text:style-name="T48">minikube kubectl -- <text:s/>create -f https://github.com/kubevirt/kubevirt/releases/download/v${VERSION}/kubevirt-operator.yaml</text:span></text:p>
      <text:p text:style-name="P48"><text:span text:style-name="T48"/></text:p>
      <text:p text:style-name="P48"><text:span text:style-name="T48"># deploy operator</text:span></text:p>
      <text:p text:style-name="P48"><text:span text:style-name="T48">minikube kubectl -- <text:s/>create -f https://github.com/kubevirt/kubevirt/releases/download/v${VERSION}/kubevirt-cr.yaml</text:span></text:p>
      <text:p text:style-name="P48"><text:span text:style-name="T48"><text:s text:c="3"/></text:span></text:p>
      <text:p text:style-name="P48"><text:soft-page-break/><text:span text:style-name="T48"># check deployment (look for running pods for kubevirt operator)</text:span></text:p>
      <text:p text:style-name="P48"><text:span text:style-name="T48">minikube kubectl -- <text:s/>get pods -n kubevirt</text:span></text:p>
      <text:p text:style-name="P48"><text:span text:style-name="T49"/></text:p>
      <text:p text:style-name="P48"><text:span text:style-name="T23">After this I kept running </text:span><text:span text:style-name="T6">kubectl get pods -n kubevirt </text:span><text:span text:style-name="T23">over and over again until I noticed that I had two virt-operators and one virt-api pod up and running and ready. </text:span><text:span text:style-name="T24">This was necessary for me and the simple steps in the tutorial were not enough! Be aware!</text:span><text:span text:style-name="T16"><text:line-break/></text:span></text:p>
      <text:p text:style-name="P44"/>
      <text:h text:style-name="Heading_20_2" text:outline-level="2"/>
      <text:h text:style-name="P3" text:outline-level="2"><text:bookmark-start text:name="__RefHeading___Toc105_686007088"/>Install Virtctl:<text:bookmark-end text:name="__RefHeading___Toc105_686007088"/></text:h>
      <text:p text:style-name="P38">Virtctl <text:span text:style-name="T16">is the binary to access serial and graphical ports of our VM’s. Think of it as a hacky way to sort of “ssh into” a VM managed by kubevirt.</text:span></text:p>
      <text:p text:style-name="P14"><text:bookmark text:name="code11"/><text:span text:style-name="Source_20_Text"><text:span text:style-name="T37">VERSION</text:span></text:span><text:span text:style-name="Source_20_Text"><text:span text:style-name="T27">=$(kubectl get kubevirt.kubevirt.io/kubevirt -n kubevirt -o=</text:span></text:span><text:span text:style-name="Source_20_Text"><text:span text:style-name="T37">jsonpath</text:span></text:span><text:span text:style-name="Source_20_Text"><text:span text:style-name="T27">=</text:span></text:span><text:span text:style-name="Source_20_Text"><text:span text:style-name="T41">"{.status.observedKubeVirtVersion}"</text:span></text:span><text:span text:style-name="Source_20_Text"><text:span text:style-name="T27">)</text:span></text:span></text:p>
      <text:list text:style-name="L6">
        <text:list-header>
          <text:p text:style-name="P17"><text:span text:style-name="Source_20_Text"><text:span text:style-name="T35">ARCH</text:span></text:span><text:span text:style-name="Source_20_Text"><text:span text:style-name="T42">=$(</text:span></text:span><text:span text:style-name="Source_20_Text"><text:span text:style-name="T30">uname</text:span></text:span><text:span text:style-name="Source_20_Text"><text:span text:style-name="T42"> -s | </text:span></text:span><text:span text:style-name="Source_20_Text"><text:span text:style-name="T30">tr </text:span></text:span><text:span text:style-name="Source_20_Text"><text:span text:style-name="T42">A-Z a-z)-$(</text:span></text:span><text:span text:style-name="Source_20_Text"><text:span text:style-name="T30">uname</text:span></text:span><text:span text:style-name="Source_20_Text"><text:span text:style-name="T42"> -m | </text:span></text:span><text:span text:style-name="Source_20_Text"><text:span text:style-name="T30">sed</text:span></text:span><text:span text:style-name="Source_20_Text"><text:span text:style-name="T42"> </text:span></text:span><text:span text:style-name="Source_20_Text"><text:span text:style-name="T39">'s/x86_64/amd64/'</text:span></text:span><text:span text:style-name="Source_20_Text"><text:span text:style-name="T42">) || windows-amd64.exe</text:span></text:span></text:p>
          <text:p text:style-name="P17"><text:span text:style-name="Source_20_Text"><text:span text:style-name="T30">echo</text:span></text:span><text:span text:style-name="Source_20_Text"><text:span text:style-name="T42"> ${</text:span></text:span><text:span text:style-name="Source_20_Text"><text:span text:style-name="T35">ARCH</text:span></text:span><text:span text:style-name="Source_20_Text"><text:span text:style-name="T42">}</text:span></text:span></text:p>
          <text:p text:style-name="P17"><text:span text:style-name="Source_20_Text"><text:span text:style-name="T42">curl -L -o virtctl https://github.com/kubevirt/kubevirt/releases/download/${</text:span></text:span><text:span text:style-name="Source_20_Text"><text:span text:style-name="T35">VERSION</text:span></text:span><text:span text:style-name="Source_20_Text"><text:span text:style-name="T42">}/virtctl-${</text:span></text:span><text:span text:style-name="Source_20_Text"><text:span text:style-name="T35">VERSION</text:span></text:span><text:span text:style-name="Source_20_Text"><text:span text:style-name="T42">}-${</text:span></text:span><text:span text:style-name="Source_20_Text"><text:span text:style-name="T35">ARCH</text:span></text:span><text:span text:style-name="Source_20_Text"><text:span text:style-name="T42">}</text:span></text:span></text:p>
          <text:p text:style-name="P17"><text:span text:style-name="Source_20_Text"><text:span text:style-name="T30">chmod</text:span></text:span><text:span text:style-name="Source_20_Text"><text:span text:style-name="T42"> +x virtctl</text:span></text:span></text:p>
          <text:p text:style-name="P17"><text:span text:style-name="Source_20_Text"><text:span text:style-name="T30">sudo install </text:span></text:span><text:span text:style-name="Source_20_Text"><text:span text:style-name="T42">virtctl /usr/local/bin</text:span></text:span></text:p>
        </text:list-header>
      </text:list>
      <text:p text:style-name="P35"><text:line-break/><text:span text:style-name="T17"/></text:p>
      <text:p text:style-name="P39"><text:span text:style-name="T16">Use the above downloads the binary, makes it exectuable, and moves it into your $PATH to install </text:span>virtctl<text:span text:style-name="T16">’s latest binary. I did this and it seems to be working fine (at least, prints usage notes..)</text:span></text:p>
      <text:p text:style-name="P39"><text:span text:style-name="T16"/></text:p>
      <text:h text:style-name="P3" text:outline-level="2">Lab 1: Using KubeVirt:</text:h>
      <text:p text:style-name="P40"><text:span text:style-name="T16"/></text:p>
      <text:p text:style-name="P41">Tutorial Link:</text:p>
      <text:p text:style-name="P40"><text:a xlink:type="simple" xlink:href="https://kubevirt.io/labs/kubernetes/lab1" text:style-name="Internet_20_link" text:visited-style-name="Visited_20_Internet_20_Link"><text:span text:style-name="T16">https://kubevirt.io/labs/kubernetes/lab1</text:span></text:a></text:p>
      <text:p text:style-name="P40"><text:span text:style-name="T16"/></text:p>
      <text:p text:style-name="P42"><text:span text:style-name="T16">Before we switch off for the night, let’s try and create a virtual machine by using a template provided by kubevirt:</text:span></text:p>
      <text:p text:style-name="P42"><text:span text:style-name="T16"/></text:p>
      <text:p text:style-name="P15"><text:bookmark text:name="code0 Copy 2"/><text:span text:style-name="Source_20_Text"><text:span text:style-name="T19">wget https://kubevirt.io/labs/manifests/vm.yaml</text:span></text:span></text:p>
      <text:p text:style-name="Text_20_body"><text:line-break/><text:span text:style-name="T20">The above will fetch the sample yaml. Let’s take a look.</text:span></text:p>
      <text:p text:style-name="Text_20_body"><text:span text:style-name="T20"/></text:p>
      <text:p text:style-name="P46"><text:span text:style-name="T20">apiVersion: kubevirt.io/v1</text:span></text:p>
      <text:p text:style-name="P46"><text:span text:style-name="T20">kind: VirtualMachine</text:span></text:p>
      <text:p text:style-name="P46"><text:span text:style-name="T20">metadata:</text:span></text:p>
      <text:p text:style-name="P46"><text:span text:style-name="T20"><text:s text:c="2"/>name: testvm</text:span></text:p>
      <text:p text:style-name="P46"><text:span text:style-name="T20">spec:</text:span></text:p>
      <text:p text:style-name="P46"><text:span text:style-name="T20"><text:s text:c="2"/>running: false</text:span></text:p>
      <text:p text:style-name="P46"><text:span text:style-name="T20"><text:s text:c="2"/>template:</text:span></text:p>
      <text:p text:style-name="P46"><text:span text:style-name="T20"><text:s text:c="4"/>metadata:</text:span></text:p>
      <text:p text:style-name="P46"><text:span text:style-name="T20"><text:s text:c="6"/>labels:</text:span></text:p>
      <text:p text:style-name="P46"><text:span text:style-name="T20"><text:s text:c="8"/>kubevirt.io/size: small</text:span></text:p>
      <text:p text:style-name="P46"><text:span text:style-name="T20"><text:s text:c="8"/>kubevirt.io/domain: testvm</text:span></text:p>
      <text:p text:style-name="P46"><text:span text:style-name="T20"><text:s text:c="4"/>spec:</text:span></text:p>
      <text:p text:style-name="P46"><text:span text:style-name="T20"><text:s text:c="6"/>domain:</text:span></text:p>
      <text:p text:style-name="P46"><text:span text:style-name="T20"><text:s text:c="8"/>devices:</text:span></text:p>
      <text:p text:style-name="P46"><text:span text:style-name="T20"><text:s text:c="10"/>disks:</text:span></text:p>
      <text:p text:style-name="P46"><text:span text:style-name="T20"><text:s text:c="12"/>- name: containerdisk</text:span></text:p>
      <text:p text:style-name="P46"><text:span text:style-name="T20"><text:s text:c="14"/>disk:</text:span></text:p>
      <text:p text:style-name="P46"><text:span text:style-name="T20"><text:s text:c="16"/>bus: virtio</text:span></text:p>
      <text:p text:style-name="P46"><text:span text:style-name="T20"><text:s text:c="12"/>- name: cloudinitdisk</text:span></text:p>
      <text:p text:style-name="Text_20_body"><text:span text:style-name="T20"/></text:p>
      <text:p text:style-name="P45"><text:soft-page-break/><text:span text:style-name="T16">It will download the image off of the web. Much of what you see here looks like a standard Kubernetes file.</text:span></text:p>
      <text:p text:style-name="P45"><text:span text:style-name="T16"/></text:p>
      <text:p text:style-name="P49"><text:span text:style-name="T16">The tutorial isn’t perfect at all.. </text:span><text:span text:style-name="T25">So I had to modify quite a bit and make a simpler version. It seems various resources were unavailable at the time I tried practicing. Instead:</text:span></text:p>
      <text:p text:style-name="P49"><text:span text:style-name="T25"/></text:p>
      <text:p text:style-name="P43">virtctl console my-vm</text:p>
      <text:p text:style-name="P43"/>
      <text:p text:style-name="P36">This worked, I’ve gotten a shell for <text:span text:style-name="T1">my-vm </text:span>and am inside of it! It’s this weird pseudo-os, “cirros”.. but hey, it’s up and running. I think this is doable. Tomorrow, let’s see if we can recreate this with our own image. Then let’s try and do some actual kubernetes things with this new kubevirt powers. For now, Mission accomplish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6T20:15:15.255507353</meta:creation-date>
    <dc:date>2024-04-16T21:14:56.709947955</dc:date>
    <meta:editing-duration>PT59M24S</meta:editing-duration>
    <meta:editing-cycles>31</meta:editing-cycles>
    <meta:generator>LibreOffice/7.6.6.3$Linux_X86_64 LibreOffice_project/60$Build-3</meta:generator>
    <meta:document-statistic meta:table-count="0" meta:image-count="0" meta:object-count="0" meta:page-count="7" meta:paragraph-count="94" meta:word-count="817" meta:character-count="5705" meta:non-whitespace-character-count="4865"/>
  </office:meta>
</office:document-meta>
</file>